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f0041" draw:marker-start-width="0.35cm" draw:marker-end-width="0.35cm" draw:fill="solid" draw:fill-color="#000000" draw:textarea-horizontal-align="justify" draw:textarea-vertical-align="middle" draw:auto-grow-height="false" fo:min-height="3.322cm" fo:min-width="3.064cm" fo:padding-top="0.175cm" fo:padding-bottom="0.175cm" fo:padding-left="0.3cm" fo:padding-right="0.3cm" fo:wrap-option="wrap" loext:decorative="false"/>
    </style:style>
    <style:style style:name="gr2" style:family="graphic">
      <style:graphic-properties draw:stroke="solid" svg:stroke-width="0.04cm" svg:stroke-color="#bf0041" draw:marker-start="" draw:marker-start-width="0.33cm" draw:marker-start-center="false" draw:marker-end="" draw:marker-end-width="0.33cm" draw:marker-end-center="false" draw:stroke-linejoin="miter" draw:fill="gradient" draw:fill-color="#f1c40f" draw:fill-gradient-name="Gradient_20_261" draw:gradient-step-count="0" draw:textarea-horizontal-align="center" draw:textarea-vertical-align="middle" draw:auto-grow-height="false" draw:fit-to-size="false" style:shrink-to-fit="false" fo:min-height="3.236cm" fo:min-width="3.515cm" fo:padding-top="0.137cm" fo:padding-bottom="0.137cm" fo:padding-left="0.256cm" fo:padding-right="0.256cm" fo:wrap-option="wrap" draw:shadow="visible" draw:shadow-offset-x="0.14cm" draw:shadow-offset-y="0.14cm" draw:shadow-color="#ff800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f1c40f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4cm" svg:height="5.05cm" svg:x="0.96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Blue-Moon" draw:style-name="gr2" draw:text-style-name="P3" draw:layer="layout" svg:width="4.027cm" svg:height="3.509cm" svg:x="1.282cm" svg:y="1.62cm">
          <text:p text:style-name="P2"><text:span text:style-name="T1">CC</text:span></text:p>
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diffusion="0%" loext:extrusion-specularity-loext="122%" draw:extrusion-specularity="100%" draw:extrusion-skew="50 -135" draw:text-areas="0 0 21600 21600" draw:text-path="true" draw:text-path-mode="shape" draw:text-path-scale="path" draw:text-path-same-letter-heights="false" draw:type="fontwork-curve-up" draw:modifiers="2516.92307692308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0" draw:display-name="Gradient 260" draw:style="linear" draw:start-color="#800080" draw:end-color="#ff8000" draw:start-intensity="100%" draw:end-intensity="100%" draw:angle="0deg" draw:border="0%">
      <loext:gradient-stop svg:offset="0" loext:color-type="rgb" loext:color-value="#800080"/>
      <loext:gradient-stop svg:offset="1" loext:color-type="rgb" loext:color-value="#ff8000"/>
    </draw:gradient>
    <draw:gradient draw:name="Gradient_20_261" draw:display-name="Gradient 261" draw:style="linear" draw:start-color="#ff0000" draw:end-color="#ff8000" draw:start-intensity="100%" draw:end-intensity="100%" draw:angle="0deg" draw:border="0%">
      <loext:gradient-stop svg:offset="0" loext:color-type="rgb" loext:color-value="#ff0000"/>
      <loext:gradient-stop svg:offset="1" loext:color-type="rgb" loext:color-value="#ff8000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0T12:13:42.577000000</meta:creation-date>
    <dc:date>2024-09-10T12:17:43.750000000</dc:date>
    <meta:editing-duration>PT4M1S</meta:editing-duration>
    <meta:editing-cycles>3</meta:editing-cycles>
    <meta:generator>LibreOffice/7.6.2.1$Windows_X86_64 LibreOffice_project/56f7684011345957bbf33a7ee678afaf4d2ba333</meta:generator>
    <meta:document-statistic meta:object-count="2"/>
  </office:meta>
</office:document-meta>
</file>